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5c69"/>
    </style:style>
    <style:style style:name="P2" style:family="paragraph" style:parent-style-name="Standard">
      <style:text-properties officeooo:rsid="00015c69" officeooo:paragraph-rsid="00015c69"/>
    </style:style>
    <style:style style:name="P3" style:family="paragraph" style:parent-style-name="Standard">
      <style:text-properties fo:font-size="14pt" fo:font-weight="bold" officeooo:rsid="00015c69" officeooo:paragraph-rsid="00015c69" style:font-size-asian="14pt" style:font-weight-asian="bold" style:font-size-complex="14pt" style:font-weight-complex="bold"/>
    </style:style>
    <style:style style:name="P4" style:family="paragraph" style:parent-style-name="Standard" style:master-page-name="Standard">
      <style:paragraph-properties style:page-number="auto"/>
      <style:text-properties officeooo:paragraph-rsid="00015c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</text:p>
      <text:p text:style-name="P1">=======================================================================</text:p>
      <text:p text:style-name="P1">Assignment : TEMPLATES</text:p>
      <text:p text:style-name="P1">Name : Gaurav Ghati</text:p>
      <text:p text:style-name="P1">class : SE 10</text:p>
      <text:p text:style-name="P1">Batch : F 10</text:p>
      <text:p text:style-name="P1"/>
      <text:p text:style-name="P1">Problem Statement :</text:p>
      <text:p text:style-name="P1">Write a program in C++ using function/class template to read two matrices of</text:p>
      <text:p text:style-name="P1">different data types such as integers and floating point values and perform simple</text:p>
      <text:p text:style-name="P1">arithmetic operations on these matrices separately and display it.</text:p>
      <text:p text:style-name="P1">=======================================================================</text:p>
      <text:p text:style-name="P1">*/</text:p>
      <text:p text:style-name="Standard"/>
      <text:p text:style-name="Standard">#include &lt;iostream&gt;</text:p>
      <text:p text:style-name="Standard">using namespace std;</text:p>
      <text:p text:style-name="Standard"/>
      <text:p text:style-name="Standard">template &lt;class T&gt; class Matrix</text:p>
      <text:p text:style-name="Standard">{</text:p>
      <text:p text:style-name="Standard">private:</text:p>
      <text:p text:style-name="Standard"><text:tab/>T **matrix;</text:p>
      <text:p text:style-name="Standard"><text:tab/>int row;</text:p>
      <text:p text:style-name="Standard"><text:tab/>int col;</text:p>
      <text:p text:style-name="Standard">public:</text:p>
      <text:p text:style-name="Standard"><text:tab/>Matrix()</text:p>
      <text:p text:style-name="Standard"><text:tab/>{</text:p>
      <text:p text:style-name="Standard"><text:tab/><text:tab/>row=0;</text:p>
      <text:p text:style-name="Standard"><text:tab/><text:tab/>col=0;</text:p>
      <text:p text:style-name="Standard"><text:tab/><text:tab/>matrix=NULL;</text:p>
      <text:p text:style-name="Standard"><text:tab/>}</text:p>
      <text:p text:style-name="Standard"><text:tab/>Matrix(int row,int col)</text:p>
      <text:p text:style-name="Standard"><text:tab/>{</text:p>
      <text:p text:style-name="Standard"><text:tab/><text:tab/>this-&gt;row=row;</text:p>
      <text:p text:style-name="Standard"><text:tab/><text:tab/>this-&gt;col=col;</text:p>
      <text:p text:style-name="Standard"><text:tab/><text:tab/>matrix=new T*[row];</text:p>
      <text:p text:style-name="Standard"><text:tab/><text:tab/>for(int i =0;i&lt;row;i++)</text:p>
      <text:p text:style-name="Standard"><text:tab/><text:tab/><text:tab/>matrix[i]=new T[col];</text:p>
      <text:p text:style-name="Standard"><text:tab/>}</text:p>
      <text:p text:style-name="Standard"><text:tab/>void display()</text:p>
      <text:p text:style-name="Standard"><text:tab/>{</text:p>
      <text:p text:style-name="Standard"><text:tab/><text:tab/>if(row!=0 &amp;&amp; col!=0)</text:p>
      <text:p text:style-name="Standard"><text:tab/><text:tab/>{</text:p>
      <text:p text:style-name="Standard"><text:tab/><text:tab/><text:tab/>for(int i = 0; i &lt; row; i++)</text:p>
      <text:p text:style-name="Standard"><text:tab/><text:tab/><text:tab/>{</text:p>
      <text:p text:style-name="Standard"><text:tab/><text:tab/><text:tab/><text:tab/>for(int j = 0; j &lt; col; j++)</text:p>
      <text:p text:style-name="Standard"><text:tab/><text:tab/><text:tab/><text:tab/><text:tab/>cout&lt;&lt;matrix[i][j]&lt;&lt;" ";</text:p>
      <text:p text:style-name="Standard"><text:tab/><text:tab/><text:tab/><text:tab/>cout&lt;&lt;"\n";</text:p>
      <text:p text:style-name="Standard"><text:tab/><text:tab/><text:tab/>}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cout&lt;&lt;"Matrix is Empty\n";</text:p>
      <text:p text:style-name="Standard"><text:soft-page-break/><text:tab/><text:tab/>}</text:p>
      <text:p text:style-name="Standard"><text:tab/>}</text:p>
      <text:p text:style-name="Standard"><text:tab/>void insert()</text:p>
      <text:p text:style-name="Standard"><text:tab/>{</text:p>
      <text:p text:style-name="Standard"><text:tab/><text:tab/>if(row != 0 &amp;&amp; col != 0)</text:p>
      <text:p text:style-name="Standard"><text:tab/><text:tab/>{</text:p>
      <text:p text:style-name="Standard"><text:tab/><text:tab/><text:tab/>for(int i = 0; i &lt; row; i++)</text:p>
      <text:p text:style-name="Standard"><text:tab/><text:tab/><text:tab/>{</text:p>
      <text:p text:style-name="Standard"><text:tab/><text:tab/><text:tab/><text:tab/>for(int j = 0; j &lt; col; j++)</text:p>
      <text:p text:style-name="Standard"><text:tab/><text:tab/><text:tab/><text:tab/>{</text:p>
      <text:p text:style-name="Standard"><text:tab/><text:tab/><text:tab/><text:tab/><text:tab/>cout&lt;&lt;"Enter Row ["&lt;&lt;i&lt;&lt;"] Column ["&lt;&lt;j&lt;&lt;"] :";</text:p>
      <text:p text:style-name="Standard"><text:tab/><text:tab/><text:tab/><text:tab/><text:tab/>cin&gt;&gt;matrix[i][j]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cout&lt;&lt;"Cannot Enter Any Elements in 0,0 Order Matrix\n";</text:p>
      <text:p text:style-name="Standard"><text:tab/><text:tab/>}</text:p>
      <text:p text:style-name="Standard"><text:tab/>}</text:p>
      <text:p text:style-name="Standard"><text:tab/>friend Matrix operator +(Matrix m1,Matrix m2)</text:p>
      <text:p text:style-name="Standard"><text:tab/>{</text:p>
      <text:p text:style-name="Standard"><text:tab/><text:tab/>if(m1.row == m2.row &amp;&amp; m1.col == m2.col)</text:p>
      <text:p text:style-name="Standard"><text:tab/><text:tab/>{</text:p>
      <text:p text:style-name="Standard"><text:tab/><text:tab/><text:tab/>Matrix &lt;T&gt;ans(m1.row,m1.col);</text:p>
      <text:p text:style-name="Standard"><text:tab/><text:tab/><text:tab/>for(int i=0; i&lt;m1.row; i++)</text:p>
      <text:p text:style-name="Standard"><text:tab/><text:tab/><text:tab/>{</text:p>
      <text:p text:style-name="Standard"><text:tab/><text:tab/><text:tab/><text:tab/>for (int j = 0; j &lt; m1.col; j++)</text:p>
      <text:p text:style-name="Standard"><text:tab/><text:tab/><text:tab/><text:tab/>{</text:p>
      <text:p text:style-name="Standard"><text:tab/><text:tab/><text:tab/><text:tab/><text:tab/>ans.matrix[i][j]=m1.matrix[i][j]+m2.matrix[i][j];</text:p>
      <text:p text:style-name="Standard"><text:tab/><text:tab/><text:tab/><text:tab/>}</text:p>
      <text:p text:style-name="Standard"><text:tab/><text:tab/><text:tab/>}</text:p>
      <text:p text:style-name="Standard"><text:tab/><text:tab/><text:tab/>return ans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Matrix &lt;T&gt;ans(0,0);</text:p>
      <text:p text:style-name="Standard"><text:tab/><text:tab/><text:tab/>cout&lt;&lt;"Unable to Add \n";</text:p>
      <text:p text:style-name="Standard"><text:tab/><text:tab/><text:tab/>return ans;</text:p>
      <text:p text:style-name="Standard"><text:tab/><text:tab/>}</text:p>
      <text:p text:style-name="Standard"><text:tab/>}</text:p>
      <text:p text:style-name="Standard">};</text:p>
      <text:p text:style-name="Standard"/>
      <text:p text:style-name="Standard">int main()</text:p>
      <text:p text:style-name="Standard">{</text:p>
      <text:p text:style-name="Standard"><text:tab/>int row,col;</text:p>
      <text:p text:style-name="Standard"><text:tab/>cout&lt;&lt;"Enter number of rows:";</text:p>
      <text:p text:style-name="Standard"><text:tab/>cin&gt;&gt;row;</text:p>
      <text:p text:style-name="Standard"><text:tab/>cout&lt;&lt;"Enter Number of columns:";</text:p>
      <text:p text:style-name="Standard"><text:tab/>cin&gt;&gt;col;</text:p>
      <text:p text:style-name="Standard"><text:tab/>Matrix &lt;int&gt;m1(row,col);</text:p>
      <text:p text:style-name="Standard"><text:tab/>m1.insert();<text:tab/></text:p>
      <text:p text:style-name="Standard"><text:soft-page-break/><text:tab/>cout&lt;&lt;"\n";</text:p>
      <text:p text:style-name="Standard"><text:tab/>cout&lt;&lt;"Enter number of rows:";</text:p>
      <text:p text:style-name="Standard"><text:tab/>cin&gt;&gt;row;</text:p>
      <text:p text:style-name="Standard"><text:tab/>cout&lt;&lt;"Enter Number of columns:";</text:p>
      <text:p text:style-name="Standard"><text:tab/>cin&gt;&gt;col;</text:p>
      <text:p text:style-name="Standard"><text:tab/>Matrix &lt;int&gt;m2(row,col);<text:tab/></text:p>
      <text:p text:style-name="Standard"><text:tab/>m2.insert();</text:p>
      <text:p text:style-name="Standard"><text:tab/>cout&lt;&lt;"\n";</text:p>
      <text:p text:style-name="Standard"><text:tab/>Matrix &lt;int&gt;ans=m1+m2;</text:p>
      <text:p text:style-name="Standard"><text:tab/>ans.display();</text:p>
      <text:p text:style-name="Standard"><text:tab/>return 0;</text:p>
      <text:p text:style-name="Standard">}</text:p>
      <text:p text:style-name="Standard"/>
      <text:p text:style-name="Standard"/>
      <text:p text:style-name="P3">OUTPUT: </text:p>
      <text:p text:style-name="P2"/>
      <text:p text:style-name="Standard">Enter number of rows:3</text:p>
      <text:p text:style-name="Standard">Enter Number of columns:3</text:p>
      <text:p text:style-name="Standard">Enter Row [0] Column [0] :1</text:p>
      <text:p text:style-name="Standard">Enter Row [0] Column [1] :2</text:p>
      <text:p text:style-name="Standard">Enter Row [0] Column [2] :3</text:p>
      <text:p text:style-name="Standard">Enter Row [1] Column [0] :4</text:p>
      <text:p text:style-name="Standard">Enter Row [1] Column [1] :5</text:p>
      <text:p text:style-name="Standard">Enter Row [1] Column [2] :6</text:p>
      <text:p text:style-name="Standard">Enter Row [2] Column [0] :7</text:p>
      <text:p text:style-name="Standard">Enter Row [2] Column [1] :8</text:p>
      <text:p text:style-name="Standard">Enter Row [2] Column [2] :9</text:p>
      <text:p text:style-name="Standard"/>
      <text:p text:style-name="Standard">Enter number of rows:3</text:p>
      <text:p text:style-name="Standard">Enter Number of columns:3</text:p>
      <text:p text:style-name="Standard">Enter Row [0] Column [0] :9</text:p>
      <text:p text:style-name="Standard">Enter Row [0] Column [1] :8</text:p>
      <text:p text:style-name="Standard">Enter Row [0] Column [2] :7</text:p>
      <text:p text:style-name="Standard">Enter Row [1] Column [0] :6</text:p>
      <text:p text:style-name="Standard">Enter Row [1] Column [1] :5</text:p>
      <text:p text:style-name="Standard">Enter Row [1] Column [2] :4</text:p>
      <text:p text:style-name="Standard">Enter Row [2] Column [0] :3</text:p>
      <text:p text:style-name="Standard">Enter Row [2] Column [1] :2</text:p>
      <text:p text:style-name="Standard">Enter Row [2] Column [2] :1</text:p>
      <text:p text:style-name="Standard"/>
      <text:p text:style-name="Standard">10 10 10 </text:p>
      <text:p text:style-name="Standard">10 10 10 </text:p>
      <text:p text:style-name="Standard">10 10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1:05:37.116427853</meta:creation-date>
    <dc:date>2019-09-25T01:08:27.896498683</dc:date>
    <meta:editing-duration>PT2M56S</meta:editing-duration>
    <meta:editing-cycles>1</meta:editing-cycles>
    <meta:document-statistic meta:table-count="0" meta:image-count="0" meta:object-count="0" meta:page-count="3" meta:paragraph-count="138" meta:word-count="407" meta:character-count="2543" meta:non-whitespace-character-count="2080"/>
    <meta:generator>LibreOffice/6.0.7.3$Linux_X86_64 LibreOffice_project/00m0$Build-3</meta:generator>
  </office:meta>
</office:document-meta>
</file>